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pt" fo:country="BR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T1" style:family="text">
      <style:text-properties fo:language="pt" fo:country="BR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m sistema de informação pode ser definido tecnicamente como um conjunto de componentes inter-relacionados que coletam, processam armazenam e distribuem  informações para apoiar </text:p>
      <text:p text:style-name="P2">Escolha uma: </text:p>
      <text:p text:style-name="P2">a. Os gerentes na análise dos dados básicos da organização </text:p>
      <text:p text:style-name="P2">b. A criação de novos produtos e serviços </text:p>
      <text:p text:style-name="P2">c. A tomada de decisão e o controle de uma organização X </text:p>
      <text:p text:style-name="P2">d. Os funcionários no seu trabalho diário </text:p>
      <text:p text:style-name="P2">e. As comunicações e os fluxos de dados </text:p>
      <text:p text:style-name="P2">Questão 2 </text:p>
      <text:p text:style-name="P2">Ainda não respondida </text:p>
      <text:p text:style-name="P2">Vale 1,0 ponto(s). </text:p>
      <text:p text:style-name="P2">Marcar questão </text:p>
      <text:p text:style-name="P2">Texto da questão </text:p>
      <text:p text:style-name="P2">Muitos dos sistemas de informação de fabricação e produção que são desenvolvidos, utilizam algum tipo, de controle de estoque. As empresas através do sistema pode estimar o número de itens disponíveis, ou de reposição denominado de estoque: </text:p>
      <text:p text:style-name="P2">Escolha uma: </text:p>
      <text:p text:style-name="P2">a. De Venda </text:p>
      <text:p text:style-name="P2">b. De segurança X </text:p>
      <text:p text:style-name="P2">c. Logístico </text:p>
      <text:p text:style-name="P2">d. De reposição </text:p>
      <text:p text:style-name="P2">e. Mínimo </text:p>
      <text:p text:style-name="P2">Questão 3 </text:p>
      <text:p text:style-name="P2">Ainda não respondida </text:p>
      <text:p text:style-name="P2">Vale 1,0 ponto(s). </text:p>
      <text:p text:style-name="P2">Marcar questão </text:p>
      <text:p text:style-name="P2">Texto da questão </text:p>
      <text:p text:style-name="P2">Não importa mais onde você se encontra, e sim como você está conectado com a empresa na qual trabalha. Internet, intranet, vídeo conferências, são exemplos de ferramentas que auxiliam na tomada de decisão e fazem parte de um dos objetivos organizacionais dos sistemas de informação denominados de: </text:p>
      <text:p text:style-name="P2">Escolha uma: </text:p>
      <text:p text:style-name="P2">a. Vantagem competitiva </text:p>
      <text:p text:style-name="P2">b. Excelência nas operações </text:p>
      <text:p text:style-name="P2">c. Sobrevivência no mercado </text:p>
      <text:p text:style-name="P2">d. Novos produtos e serviços </text:p>
      <text:p text:style-name="P2">e. Melhores decisões gerenciais X </text:p>
      <text:p text:style-name="P2">Questão 4 </text:p>
      <text:p text:style-name="P2">Ainda não respondida </text:p>
      <text:p text:style-name="P2">Vale 1,0 ponto(s). </text:p>
      <text:p text:style-name="P2">Marcar questão </text:p>
      <text:p text:style-name="P2">Texto da questão </text:p>
      <text:p text:style-name="P2"><text:soft-page-break/>Os fornecedores podem fazer pedidos insuficientes de matérias-primas porque não  dispõem de informações precisas a respeito da demanda. Essas ineficiências da cadeia de suprimentos podem causar um desperdício de até __________ dos custos  operacionais de uma empresa. </text:p>
      <text:p text:style-name="P2">Escolha uma: </text:p>
      <text:p text:style-name="P2">a. 15% </text:p>
      <text:p text:style-name="P2">b. 50% </text:p>
      <text:p text:style-name="P2">c. 35% </text:p>
      <text:p text:style-name="P2">d. 25% X </text:p>
      <text:p text:style-name="P2">e. 5% </text:p>
      <text:p text:style-name="P2">Questão 5 </text:p>
      <text:p text:style-name="P2">Ainda não respondida </text:p>
      <text:p text:style-name="P2">Vale 1,0 ponto(s). </text:p>
      <text:p text:style-name="P2">Marcar questão </text:p>
      <text:p text:style-name="P2">Texto da questão </text:p>
      <text:p text:style-name="P2">Este modelos descrevem como a empresa produz, entrega e vende um produto ou serviço a fim de obter lucros. Essas  tecnologias e os sistemas de informações correspondentes são então as principais ferramentas que as empresas dispõem para criar novas oportunidades no mercado, assim como _______________________ inteiramente novos. </text:p>
      <text:p text:style-name="P2">Escolha uma: </text:p>
      <text:p text:style-name="P2">a. Modelos de sistemas </text:p>
      <text:p text:style-name="P2">b. Modelos organizacionais </text:p>
      <text:p text:style-name="P2">c. Modelos de informações X </text:p>
      <text:p text:style-name="P2">d. Modelo de negócios </text:p>
      <text:p text:style-name="P2">e. Modelos de softwares </text:p>
      <text:p text:style-name="P2">Questão 6 </text:p>
      <text:p text:style-name="P2">Ainda não respondida </text:p>
      <text:p text:style-name="P2">Vale 1,0 ponto(s). </text:p>
      <text:p text:style-name="P2">Marcar questão </text:p>
      <text:p text:style-name="P2">Texto da questão </text:p>
      <text:p text:style-name="P2">No passado, jornais, revistas, cartazes, anúncios, folhetos e outros documentos tinham de ser diagramados e rodados numa gráfica. Estes softwares permitem que computadores pessoais de escritórios façam este tipo de trabalho todos os dias. Estamos nos referindo aos softwares conhecidos como: </text:p>
      <text:p text:style-name="P2">Escolha uma: </text:p>
      <text:p text:style-name="P1"><text:span text:style-name="T1">a. Gráficos de </text:span><text:a xlink:type="simple" xlink:href="http://ead.universo.edu.br/mod/resource/view.php?id=114" office:target-frame-name="_blank" xlink:show="new" text:style-name="Internet_20_link" text:visited-style-name="Visited_20_Internet_20_Link">apresentação</text:a><text:span text:style-name="T1"> </text:span></text:p>
      <text:p text:style-name="P2">b. Planilhas eletrônicas </text:p>
      <text:p text:style-name="P2">c. De editoração eletrônica </text:p>
      <text:p text:style-name="P2">d. De gerenciamento de dados </text:p>
      <text:p text:style-name="P2">e. Processadores de textos X </text:p>
      <text:p text:style-name="P2">Questão 7 </text:p>
      <text:p text:style-name="P2">Ainda não respondida </text:p>
      <text:p text:style-name="P2">Vale 1,0 ponto(s). </text:p>
      <text:p text:style-name="P2"><text:soft-page-break/>Marcar questão </text:p>
      <text:p text:style-name="P2">Texto da questão </text:p>
      <text:p text:style-name="P2">É um computador mais sofisticado, de projeto especial, usado para executar tarefas que requerem cálculos complexos e extremamente rápidos, com milhares de variáveis, e são usados para avaliar as estruturas de engenharia, experiências científicas e também no uso militar. Este computador pode ser denominado de: </text:p>
      <text:p text:style-name="P2">Escolha uma: </text:p>
      <text:p text:style-name="P2">a. Minicomputador </text:p>
      <text:p text:style-name="P2">b. Supercomputador X </text:p>
      <text:p text:style-name="P2">c. Computador pessoal </text:p>
      <text:p text:style-name="P2">d. Servidor </text:p>
      <text:p text:style-name="P2">e. Estação de trabalho </text:p>
      <text:p text:style-name="P2">Questão 8 </text:p>
      <text:p text:style-name="P2">Ainda não respondida </text:p>
      <text:p text:style-name="P2">Vale 1,0 ponto(s). </text:p>
      <text:p text:style-name="P2">Marcar questão </text:p>
      <text:p text:style-name="P2">Texto da questão </text:p>
      <text:p text:style-name="P2">O efeito que pode ser controlado quando se reduzem as incertezas sobre oferta e demanda, e  quando todos os membros da cadeia de suprimentos compartilham informações precisas e atualizadas sobre tudo que está acontecendo pode ser denominado de efeito: </text:p>
      <text:p text:style-name="P2">Escolha uma: </text:p>
      <text:p text:style-name="P2">a. de demanda. </text:p>
      <text:p text:style-name="P2">b. de reposição. </text:p>
      <text:p text:style-name="P2">c. de segurança. </text:p>
      <text:p text:style-name="P2">d. chicote. X </text:p>
      <text:p text:style-name="P2">e. reverso. </text:p>
      <text:p text:style-name="P2">Questão 9 </text:p>
      <text:p text:style-name="P2">Ainda não respondida </text:p>
      <text:p text:style-name="P2">Vale 1,0 ponto(s). </text:p>
      <text:p text:style-name="P2">Marcar questão </text:p>
      <text:p text:style-name="P2">Texto da questão </text:p>
      <text:p text:style-name="P2">Sistemas__________________ requerem um novo aprendizado organizacional. Se você adota-los de um único fornecedor, como SAP,Oracle ou outros, será muito caro substituí-los e assim sua empresa se tornará dependente desse fornecedor para manter e atualizar seus produtos. </text:p>
      <text:p text:style-name="P2">Escolha uma: </text:p>
      <text:p text:style-name="P2">a. Especialistas </text:p>
      <text:p text:style-name="P2">b. Processamento de transações </text:p>
      <text:p text:style-name="P2">c. De banco de dados </text:p>
      <text:p text:style-name="P2">d. Integrados X </text:p>
      <text:p text:style-name="P2">e. Informacionais </text:p>
      <text:p text:style-name="P2">Questão 10 </text:p>
      <text:p text:style-name="P2">Ainda não respondida </text:p>
      <text:p text:style-name="P2"><text:soft-page-break/>Vale 1,0 ponto(s). </text:p>
      <text:p text:style-name="P2">Marcar questão </text:p>
      <text:p text:style-name="P2">Texto da questão </text:p>
      <text:p text:style-name="P2">O efeito conhecido como ___________________ pode ser controlado qundo se reduzem as incertezas sobre a oferta e demanda, e isso só ocorre quando todos os membros da cadeia de suprimentos compartilham informações precisas e atualizadas sobre tudo que está acontecendo na cadeia de suprimentos. </text:p>
      <text:p text:style-name="P2">Escolha uma: </text:p>
      <text:p text:style-name="P2">a. Quebra de estoque X </text:p>
      <text:p text:style-name="P2">b. Chicote </text:p>
      <text:p text:style-name="P2">c. Planejamento da cadeia de suprimentos </text:p>
      <text:p text:style-name="P2">d. Execução da cadeia de suprimentos </text:p>
      <text:p text:style-name="P2">e. Estoque de segurança </text:p>
      <text:p text:style-name="P3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3:57:10.645614264</meta:creation-date>
    <dc:date>2019-09-14T13:58:50.550237876</dc:date>
    <meta:editing-duration>PT1M41S</meta:editing-duration>
    <meta:editing-cycles>1</meta:editing-cycles>
    <meta:document-statistic meta:table-count="0" meta:image-count="0" meta:object-count="0" meta:page-count="4" meta:paragraph-count="116" meta:word-count="732" meta:character-count="4762" meta:non-whitespace-character-count="4024"/>
    <meta:generator>LibreOffice/6.0.7.3$Linux_X86_64 LibreOffice_project/00m0$Build-3</meta:generator>
  </office:meta>
</office:document-meta>
</file>